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text-properties fo:font-weight="bold" style:font-weight-asian="bold" style:text-underline-type="single" style:text-underline-style="solid" style:text-underline-width="auto" style:text-underline-mode="continuous"/>
    </style:style>
    <style:style style:name="P3" style:parent-style-name="Normal" style:family="paragraph">
      <style:text-properties fo:font-weight="bold" style:font-weight-asian="bold" style:text-underline-type="single" style:text-underline-style="solid" style:text-underline-width="auto" style:text-underline-mode="continuous"/>
    </style:style>
    <style:style style:name="P4" style:parent-style-name="Normal" style:family="paragraph">
      <style:text-properties fo:font-weight="bold" style:font-weight-asian="bold" style:text-underline-type="single" style:text-underline-style="solid" style:text-underline-width="auto" style:text-underline-mode="continuous"/>
    </style:style>
    <style:style style:name="P5" style:parent-style-name="Normal" style:family="paragraph">
      <style:text-properties fo:font-weight="bold" style:font-weight-asian="bold" style:text-underline-type="single" style:text-underline-style="solid" style:text-underline-width="auto" style:text-underline-mode="continuous"/>
    </style:style>
    <style:style style:name="P6" style:parent-style-name="Normal" style:family="paragraph">
      <style:text-properties fo:font-weight="bold" style:font-weight-asian="bold" style:text-underline-type="single" style:text-underline-style="solid" style:text-underline-width="auto" style:text-underline-mode="continuous"/>
    </style:style>
  </office:automatic-styles>
  <office:body>
    <office:text text:use-soft-page-breaks="true">
      <text:p text:style-name="P1">Grapple Game<text:s/>(Title WIP)</text:p>
      <text:p text:style-name="P2">Game Summary</text:p>
      <text:p text:style-name="Normal">You play as an adventurer to discover the legend behind the mysterious temple. Its all ways been your dream to become recognised as the best adventurer in the world. The magic of this temple only temporary, so it’s best to do this quick as possible. It’s up to you to put your name in the history books.</text:p>
      <text:p text:style-name="P3">Core Mechanics</text:p>
      <text:p text:style-name="Normal">-Grapple movement</text:p>
      <text:p text:style-name="Normal">-No Jumping</text:p>
      <text:p text:style-name="Normal">-Countdown in each level</text:p>
      <text:p text:style-name="Normal">-Get from point A to point B</text:p>
      <text:p text:style-name="Normal">-Enemies that try to stop you from reaching the goal</text:p>
      <text:p text:style-name="Normal">-Get to point B to start next level</text:p>
      <text:p text:style-name="P4">Gameplay</text:p>
      <text:p text:style-name="Normal">The player is put in a linear level<text:s/>in a 3D environment. They can move around<text:s/>the area with<text:s/>the use of the grapple gun given to them. They are<text:s/>timed to reach the other end of the level avoiding hostiles or obstacles. The main goal is to get to the middle of the temple within the time limit.</text:p>
      <text:p text:style-name="P5">Audio</text:p>
      <text:p text:style-name="Normal">The games audio will change at the clock ticking,<text:s/>at a certain time that should hopefully add pressure to complete level faster.<text:s/></text:p>
      <text:p text:style-name="P6">Art Style<text:s/></text:p>
      <text:p text:style-name="Normal">The style shall be in a low poly environment in a first-person camera view. The theme being close to fantasy but not too wild just that its other worldly. The world will have solid colours to each piece, certain levels having different colour walls to show progress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yle bodin</meta:initial-creator>
    <dc:creator>kyle bodin</dc:creator>
    <meta:creation-date>2019-02-19T20:39:00Z</meta:creation-date>
    <dc:date>2019-02-19T20:58:00Z</dc:date>
    <meta:template xlink:href="Normal" xlink:type="simple"/>
    <meta:editing-cycles>1</meta:editing-cycles>
    <meta:editing-duration>PT1140S</meta:editing-duration>
    <meta:document-statistic meta:page-count="1" meta:paragraph-count="2" meta:word-count="186" meta:character-count="1246" meta:row-count="8" meta:non-whitespace-character-count="1062"/>
  </office:meta>
</office:document-meta>
</file>